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F00000146BF52220F24DBA6DF.jpg" manifest:media-type="image/jpeg"/>
  <manifest:file-entry manifest:full-path="Pictures/100000000000014A000000FA275E7433CCD31AB4.jpg" manifest:media-type="image/jpeg"/>
  <manifest:file-entry manifest:full-path="Pictures/10000000000004B0000002BC03B17C1A7E30B233.jpg" manifest:media-type="image/jpeg"/>
  <manifest:file-entry manifest:full-path="Pictures/1000000000000421000002A810DD2F2F1F55699C.jpg" manifest:media-type="image/jpeg"/>
  <manifest:file-entry manifest:full-path="Pictures/10000000000004C2000003C27A2F8C6BEDDEAB5D.jpg" manifest:media-type="image/jpeg"/>
  <manifest:file-entry manifest:full-path="Pictures/10000000000001D0000001F4BA058C3470096753.jpg" manifest:media-type="image/jpeg"/>
  <manifest:file-entry manifest:full-path="Pictures/1000000000000480000003F0F1820D280F261D2B.jpg" manifest:media-type="image/jpeg"/>
  <manifest:file-entry manifest:full-path="Pictures/1000000000000198000001906179F5C090FBE9DA.jpg" manifest:media-type="image/jpeg"/>
  <manifest:file-entry manifest:full-path="Pictures/10000000000001CE00000142EB55667E86A8D2A6.jpg" manifest:media-type="image/jpeg"/>
  <manifest:file-entry manifest:full-path="Pictures/10000000000001BC000001484A9D26B9E974CE22.jpg" manifest:media-type="image/jpeg"/>
  <manifest:file-entry manifest:full-path="Pictures/10000000000004600000035062D83F277F1E436B.jpg" manifest:media-type="image/jpeg"/>
  <manifest:file-entry manifest:full-path="Pictures/100000000000025A0000025D3C21EF0CC4346ACD.jpg" manifest:media-type="image/jpeg"/>
  <manifest:file-entry manifest:full-path="Pictures/10000000000002080000012AF721890A201FE86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798cm" fo:min-width="3.183cm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Open Sans" fo:font-size="12pt" style:font-size-asian="12pt" style:font-size-complex="12pt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paragraph-properties fo:text-align="center"/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Open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83cm" svg:height="3.048cm" svg:x="15.755cm" svg:y="4.937cm">
          <text:p text:style-name="P1"><text:span text:style-name="T1">Ras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683cm" svg:height="3.048cm" svg:x="22.082cm" svg:y="3.159cm">
          <text:p text:style-name="P1"><text:span text:style-name="T1">Kamer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683cm" svg:height="3.048cm" svg:x="22.082cm" svg:y="7.35cm">
          <text:p text:style-name="P1"><text:span text:style-name="T1">Ultraschall-</text:span></text:p>
          <text:p text:style-name="P1"><text:span text:style-name="T1">sensor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683cm" svg:height="3.048cm" svg:x="22.082cm" svg:y="13.192cm">
          <text:p text:style-name="P1"><text:span text:style-name="T1">Endscha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683cm" svg:height="3.048cm" svg:x="9.89cm" svg:y="4.937cm">
          <text:p text:style-name="P1"><text:span text:style-name="T1">US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683cm" svg:height="3.048cm" svg:x="4.175cm" svg:y="4.937cm">
          <text:p text:style-name="P1"><text:span text:style-name="T1">LiPo-Akku</text:span><text:span text:style-name="T1"><text:line-break/></text:span><text:span text:style-name="T1">(3.7V/3000mAh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683cm" svg:height="3.048cm" svg:x="4.175cm" svg:y="13.192cm">
          <text:p text:style-name="P1"><text:span text:style-name="T1">LiPo-Akku</text:span></text:p>
          <text:p text:style-name="P1"><text:span text:style-name="T1">(14.8V/1300mAh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683cm" svg:height="3.048cm" svg:x="15.755cm" svg:y="13.192cm">
          <text:p text:style-name="P1"><text:span text:style-name="T1">FRDM KL25Z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.683cm" svg:height="3.048cm" svg:x="4.175cm" svg:y="20.888cm">
          <text:p text:style-name="P1"><text:span text:style-name="T1">DC-Motor</text:span><text:span text:style-name="T1"><text:line-break/></text:span><text:span text:style-name="T1">(Antrieb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3.683cm" svg:height="3.048cm" svg:x="9.89cm" svg:y="20.888cm">
          <text:p text:style-name="P1"><text:span text:style-name="T1">DC-Motor</text:span><text:span text:style-name="T1"><text:line-break/></text:span><text:span text:style-name="T1">(Pump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3.683cm" svg:height="3.048cm" svg:x="15.755cm" svg:y="20.888cm">
          <text:p text:style-name="P1"><text:span text:style-name="T1">Schrittmotor</text:span></text:p>
          <text:p text:style-name="P1"><text:span text:style-name="T1">(Greifer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9.438cm" svg:y1="6.461cm" svg:x2="22.082cm" svg:y2="4.683cm" draw:start-shape="id1" draw:start-glue-point="1" draw:end-shape="id2" svg:d="M19438 6461h1321v-1778h1323" svg:viewBox="0 0 2645 1779">
          <text:p/>
        </draw:connector>
        <draw:connector draw:style-name="gr2" draw:text-style-name="P3" draw:layer="layout" svg:x1="22.082cm" svg:y1="8.874cm" svg:x2="19.438cm" svg:y2="6.461cm" draw:start-shape="id3" draw:start-glue-point="3" draw:end-shape="id1" draw:end-glue-point="1" svg:d="M22082 8874h-1323v-2413h-1321" svg:viewBox="0 0 2645 2414">
          <text:p/>
        </draw:connector>
        <draw:connector draw:style-name="gr2" draw:text-style-name="P3" draw:layer="layout" svg:x1="15.755cm" svg:y1="6.461cm" svg:x2="13.573cm" svg:y2="6.461cm" draw:start-shape="id1" draw:start-glue-point="3" draw:end-shape="id4" svg:d="M15755 6461h-2182" svg:viewBox="0 0 2183 1">
          <text:p/>
        </draw:connector>
        <draw:connector draw:style-name="gr2" draw:text-style-name="P3" draw:layer="layout" svg:x1="9.89cm" svg:y1="6.461cm" svg:x2="7.858cm" svg:y2="6.461cm" draw:start-shape="id4" draw:start-glue-point="3" draw:end-shape="id5" draw:end-glue-point="1" svg:d="M9890 6461h-2032" svg:viewBox="0 0 2033 1">
          <text:p/>
        </draw:connector>
        <draw:connector draw:style-name="gr2" draw:text-style-name="P3" draw:layer="layout" svg:x1="15.733cm" svg:y1="6.461cm" svg:x2="13.574cm" svg:y2="6.461cm" svg:d="M15733 6461h-2159" svg:viewBox="0 0 2160 1">
          <text:p/>
        </draw:connector>
        <draw:connector draw:style-name="gr2" draw:text-style-name="P4" draw:layer="layout" svg:x1="17.596cm" svg:y1="7.985cm" svg:x2="17.596cm" svg:y2="13.192cm" draw:start-shape="id1" draw:start-glue-point="2" draw:end-shape="id6" draw:end-glue-point="0" svg:d="M17596 7985v5207" svg:viewBox="0 0 1 5208">
          <text:p/>
        </draw:connector>
        <draw:connector draw:style-name="gr2" draw:text-style-name="P3" draw:layer="layout" svg:x1="22.082cm" svg:y1="14.716cm" svg:x2="19.438cm" svg:y2="14.716cm" draw:start-shape="id7" draw:end-shape="id6" draw:end-glue-point="1" svg:d="M22082 14716h-2644" svg:viewBox="0 0 2645 1">
          <text:p/>
        </draw:connector>
        <draw:connector draw:style-name="gr2" draw:text-style-name="P3" draw:layer="layout" svg:x1="15.755cm" svg:y1="14.716cm" svg:x2="13.573cm" svg:y2="14.716cm" draw:start-shape="id6" draw:start-glue-point="3" draw:end-shape="id8" draw:end-glue-point="1" svg:d="M15755 14716h-2182" svg:viewBox="0 0 2183 1">
          <text:p/>
        </draw:connector>
        <draw:custom-shape draw:style-name="gr1" draw:text-style-name="P2" xml:id="id8" draw:id="id8" draw:layer="layout" svg:width="3.683cm" svg:height="3.048cm" svg:x="9.89cm" svg:y="13.192cm">
          <text:p text:style-name="P1"><text:span text:style-name="T1">Motorshiel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9.89cm" svg:y1="14.716cm" svg:x2="7.858cm" svg:y2="14.716cm" draw:start-shape="id8" draw:start-glue-point="3" draw:end-shape="id9" draw:end-glue-point="1" svg:d="M9890 14716h-2032" svg:viewBox="0 0 2033 1">
          <text:p/>
        </draw:connector>
        <draw:connector draw:style-name="gr2" draw:text-style-name="P3" draw:layer="layout" draw:line-skew="1.486cm" svg:x1="11.731cm" svg:y1="16.24cm" svg:x2="6.016cm" svg:y2="20.888cm" draw:start-shape="id8" draw:start-glue-point="2" draw:end-shape="id10" draw:end-glue-point="0" svg:d="M11731 16240v3810h-5715v838" svg:viewBox="0 0 5716 4649">
          <text:p/>
        </draw:connector>
        <draw:connector draw:style-name="gr2" draw:text-style-name="P3" draw:layer="layout" svg:x1="11.731cm" svg:y1="16.24cm" svg:x2="11.731cm" svg:y2="20.888cm" draw:start-shape="id8" draw:end-shape="id11" svg:d="M11731 16240v4648" svg:viewBox="0 0 1 4649">
          <text:p/>
        </draw:connector>
        <draw:connector draw:style-name="gr2" draw:text-style-name="P3" draw:layer="layout" draw:line-skew="1.486cm" svg:x1="11.731cm" svg:y1="16.24cm" svg:x2="17.596cm" svg:y2="20.888cm" draw:start-shape="id8" draw:start-glue-point="2" draw:end-shape="id12" svg:d="M11731 16240v3810h5865v838" svg:viewBox="0 0 5866 4649">
          <text:p/>
        </draw:connector>
        <draw:frame draw:style-name="gr3" draw:text-style-name="P5" draw:layer="layout" svg:width="3.435cm" svg:height="2.394cm" svg:x="15.853cm" svg:y="2.416cm">
          <draw:image xlink:href="Pictures/10000000000001CE00000142EB55667E86A8D2A6.jpg" xlink:type="simple" xlink:show="embed" xlink:actuate="onLoad">
            <text:p/>
          </draw:image>
        </draw:frame>
        <draw:frame draw:style-name="gr3" draw:text-style-name="P5" draw:layer="layout" svg:width="2.836cm" svg:height="2.482cm" svg:x="25.892cm" svg:y="7.662cm">
          <draw:image xlink:href="Pictures/1000000000000480000003F0F1820D280F261D2B.jpg" xlink:type="simple" xlink:show="embed" xlink:actuate="onLoad">
            <text:p/>
          </draw:image>
        </draw:frame>
        <draw:frame draw:style-name="gr3" draw:text-style-name="P5" draw:layer="layout" svg:width="2.579cm" svg:height="1.905cm" svg:x="25.98cm" svg:y="3.667cm">
          <draw:image xlink:href="Pictures/10000000000001BC000001484A9D26B9E974CE22.jpg" xlink:type="simple" xlink:show="embed" xlink:actuate="onLoad">
            <text:p/>
          </draw:image>
        </draw:frame>
        <draw:frame draw:style-name="gr3" draw:text-style-name="P5" draw:layer="layout" svg:width="3.355cm" svg:height="2.54cm" svg:x="15.933cm" svg:y="16.594cm">
          <draw:image xlink:href="Pictures/10000000000004600000035062D83F277F1E436B.jpg" xlink:type="simple" xlink:show="embed" xlink:actuate="onLoad">
            <text:p/>
          </draw:image>
        </draw:frame>
        <draw:frame draw:style-name="gr3" draw:text-style-name="P5" draw:layer="layout" svg:width="2.163cm" svg:height="2.174cm" svg:x="26.015cm" svg:y="13.431cm">
          <draw:image xlink:href="Pictures/100000000000025A0000025D3C21EF0CC4346ACD.jpg" xlink:type="simple" xlink:show="embed" xlink:actuate="onLoad">
            <text:p/>
          </draw:image>
        </draw:frame>
        <draw:frame draw:style-name="gr3" draw:text-style-name="P5" draw:layer="layout" svg:width="3.388cm" svg:height="1.942cm" svg:x="4.343cm" svg:y="24.368cm">
          <draw:image xlink:href="Pictures/10000000000002080000012AF721890A201FE869.jpg" xlink:type="simple" xlink:show="embed" xlink:actuate="onLoad">
            <text:p/>
          </draw:image>
        </draw:frame>
        <draw:frame draw:style-name="gr3" draw:text-style-name="P5" draw:layer="layout" svg:width="2.614cm" svg:height="2.563cm" svg:x="10.451cm" svg:y="24.218cm">
          <draw:image xlink:href="Pictures/1000000000000198000001906179F5C090FBE9DA.jpg" xlink:type="simple" xlink:show="embed" xlink:actuate="onLoad">
            <text:p/>
          </draw:image>
        </draw:frame>
        <draw:frame draw:style-name="gr3" draw:text-style-name="P5" draw:layer="layout" svg:width="2.331cm" svg:height="2.512cm" svg:x="16.576cm" svg:y="24.396cm">
          <draw:image xlink:href="Pictures/10000000000001D0000001F4BA058C3470096753.jpg" xlink:type="simple" xlink:show="embed" xlink:actuate="onLoad">
            <text:p/>
          </draw:image>
        </draw:frame>
        <draw:frame draw:style-name="gr3" draw:text-style-name="P5" draw:layer="layout" svg:width="3.241cm" svg:height="2.56cm" svg:x="10.144cm" svg:y="10.378cm">
          <draw:image xlink:href="Pictures/10000000000004C2000003C27A2F8C6BEDDEAB5D.jpg" xlink:type="simple" xlink:show="embed" xlink:actuate="onLoad">
            <text:p/>
          </draw:image>
        </draw:frame>
        <draw:frame draw:style-name="gr3" draw:text-style-name="P5" draw:layer="layout" svg:width="2.831cm" svg:height="1.651cm" svg:x="10.271cm" svg:y="3.032cm">
          <draw:image xlink:href="Pictures/10000000000004B0000002BC03B17C1A7E30B233.jpg" xlink:type="simple" xlink:show="embed" xlink:actuate="onLoad">
            <text:p/>
          </draw:image>
        </draw:frame>
        <draw:frame draw:style-name="gr3" draw:text-style-name="P5" draw:layer="layout" svg:width="3.543cm" svg:height="2.685cm" svg:x="4.048cm" svg:y="1.998cm">
          <draw:image xlink:href="Pictures/100000000000014A000000FA275E7433CCD31AB4.jpg" xlink:type="simple" xlink:show="embed" xlink:actuate="onLoad">
            <text:p/>
          </draw:image>
        </draw:frame>
        <draw:frame draw:style-name="gr4" draw:text-style-name="P1" draw:layer="layout" svg:width="3.185cm" svg:height="2.049cm" svg:x="4.419cm" svg:y="10.762cm">
          <draw:image xlink:href="Pictures/1000000000000421000002A810DD2F2F1F55699C.jp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3" draw:text-style-name="P5" draw:layer="layout" svg:width="4.516cm" svg:height="3.548cm" svg:x="3.47cm" svg:y="10.309cm">
          <draw:image xlink:href="Pictures/100000000000019F00000146BF52220F24DBA6DF.jpg" xlink:type="simple" xlink:show="embed" xlink:actuate="onLoad">
            <text:p/>
          </draw:image>
        </draw:frame>
        <draw:frame draw:style-name="gr3" draw:text-style-name="P5" draw:layer="layout" svg:width="3.689cm" svg:height="3.707cm" svg:x="10.52cm" svg:y="5.409cm">
          <draw:image xlink:href="Pictures/100000000000025A0000025D3C21EF0CC4346ACD.jpg" xlink:type="simple" xlink:show="embed" xlink:actuate="onLoad">
            <text:p/>
          </draw:image>
        </draw:frame>
        <draw:frame draw:style-name="gr3" draw:text-style-name="P5" draw:layer="layout" svg:width="4.826cm" svg:height="3.654cm" svg:x="12.303cm" svg:y="16.875cm">
          <draw:image xlink:href="Pictures/10000000000004600000035062D83F277F1E436B.jpg" xlink:type="simple" xlink:show="embed" xlink:actuate="onLoad">
            <text:p/>
          </draw:image>
        </draw:frame>
        <draw:frame draw:style-name="gr3" draw:text-style-name="P5" draw:layer="layout" svg:width="4.445cm" svg:height="2.548cm" svg:x="4.43cm" svg:y="22.045cm">
          <draw:image xlink:href="Pictures/10000000000002080000012AF721890A201FE869.jpg" xlink:type="simple" xlink:show="embed" xlink:actuate="onLoad">
            <text:p/>
          </draw:image>
        </draw:frame>
        <draw:frame draw:style-name="gr3" draw:text-style-name="P5" draw:layer="layout" svg:width="4.011cm" svg:height="3.932cm" svg:x="10.145cm" svg:y="10.272cm">
          <draw:image xlink:href="Pictures/1000000000000198000001906179F5C090FBE9DA.jpg" xlink:type="simple" xlink:show="embed" xlink:actuate="onLoad">
            <text:p/>
          </draw:image>
        </draw:frame>
        <draw:frame draw:style-name="gr3" draw:text-style-name="P5" draw:layer="layout" svg:width="4.13cm" svg:height="3.262cm" svg:x="13.32cm" svg:y="22.083cm">
          <draw:image xlink:href="Pictures/10000000000004C2000003C27A2F8C6BEDDEAB5D.jpg" xlink:type="simple" xlink:show="embed" xlink:actuate="onLoad">
            <text:p/>
          </draw:image>
        </draw:frame>
        <draw:frame draw:style-name="gr3" draw:text-style-name="P5" draw:layer="layout" svg:width="4.11cm" svg:height="4.429cm" svg:x="15.814cm" svg:y="7.621cm">
          <draw:image xlink:href="Pictures/10000000000001D0000001F4BA058C3470096753.jpg" xlink:type="simple" xlink:show="embed" xlink:actuate="onLoad">
            <text:p/>
          </draw:image>
        </draw:frame>
        <draw:frame draw:style-name="gr3" draw:text-style-name="P5" draw:layer="layout" svg:width="3.562cm" svg:height="3.117cm" svg:x="0.994cm" svg:y="7.535cm">
          <draw:image xlink:href="Pictures/1000000000000480000003F0F1820D280F261D2B.jpg" xlink:type="simple" xlink:show="embed" xlink:actuate="onLoad">
            <text:p/>
          </draw:image>
        </draw:frame>
        <draw:frame draw:style-name="gr3" draw:text-style-name="P5" draw:layer="layout" svg:width="4.578cm" svg:height="2.67cm" svg:x="2.01cm" svg:y="14.84cm">
          <draw:image xlink:href="Pictures/10000000000004B0000002BC03B17C1A7E30B233.jpg" xlink:type="simple" xlink:show="embed" xlink:actuate="onLoad">
            <text:p/>
          </draw:image>
        </draw:frame>
        <draw:frame draw:style-name="gr3" draw:text-style-name="P5" draw:layer="layout" svg:width="4.94cm" svg:height="3.743cm" svg:x="18.666cm" svg:y="22.784cm">
          <draw:image xlink:href="Pictures/100000000000014A000000FA275E7433CCD31AB4.jpg" xlink:type="simple" xlink:show="embed" xlink:actuate="onLoad">
            <text:p/>
          </draw:image>
        </draw:frame>
        <draw:frame draw:style-name="gr3" draw:text-style-name="P5" draw:layer="layout" svg:width="5.695cm" svg:height="4.207cm" svg:x="6.081cm" svg:y="17.511cm">
          <draw:image xlink:href="Pictures/10000000000001BC000001484A9D26B9E974CE22.jpg" xlink:type="simple" xlink:show="embed" xlink:actuate="onLoad">
            <text:p/>
          </draw:image>
        </draw:frame>
        <draw:frame draw:style-name="gr3" draw:text-style-name="P5" draw:layer="layout" svg:width="3.435cm" svg:height="2.394cm" svg:x="5.191cm" svg:y="3.492cm">
          <draw:image xlink:href="Pictures/10000000000001CE00000142EB55667E86A8D2A6.jpg" xlink:type="simple" xlink:show="embed" xlink:actuate="onLoad">
            <text:p/>
          </draw:image>
        </draw:frame>
        <draw:frame draw:style-name="gr3" draw:text-style-name="P5" draw:layer="layout" svg:width="2.579cm" svg:height="1.905cm" svg:x="13.7cm" svg:y="1.46cm">
          <draw:image xlink:href="Pictures/10000000000001BC000001484A9D26B9E974CE22.jpg" xlink:type="simple" xlink:show="embed" xlink:actuate="onLoad">
            <text:p/>
          </draw:image>
        </draw:frame>
        <draw:frame draw:style-name="gr3" draw:text-style-name="P5" draw:layer="layout" svg:width="2.667cm" svg:height="2.334cm" svg:x="14.081cm" svg:y="5.397cm">
          <draw:image xlink:href="Pictures/1000000000000480000003F0F1820D280F261D2B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3T09:39:19.250736437</meta:creation-date>
    <dc:date>2017-12-14T09:36:20.020054274</dc:date>
    <meta:editing-duration>PT12M37S</meta:editing-duration>
    <meta:editing-cycles>6</meta:editing-cycles>
    <meta:generator>LibreOffice/5.4.3.2$Linux_X86_64 LibreOffice_project/40m0$Build-2</meta:generator>
    <meta:document-statistic meta:object-count="50"/>
  </office:meta>
</office:document-meta>
</file>